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zxx" fo:country="none" officeooo:rsid="001cb041" officeooo:paragraph-rsid="001cb041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cb041" officeooo:paragraph-rsid="001cb041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zxx" fo:country="none" officeooo:rsid="001e8899" officeooo:paragraph-rsid="001e8899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fff6b" officeooo:paragraph-rsid="001fff6b" style:language-asian="zxx" style:country-asian="none" style:language-complex="zxx" style:country-complex="none"/>
    </style:style>
    <style:style style:name="P5" style:family="paragraph" style:parent-style-name="Standard">
      <style:text-properties fo:font-size="10pt" fo:language="zxx" fo:country="none" officeooo:rsid="001fff6b" officeooo:paragraph-rsid="001fff6b" style:font-size-asian="10pt" style:language-asian="zxx" style:country-asian="none" style:font-size-complex="10pt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3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itial_notes.odt </text:p>
      <text:p text:style-name="P5"><text:date style:data-style-name="N83" text:date-value="2015-11-11T08:47:23.302696198" text:fixed="true">15-11-11</text:date></text:p>
      <text:p text:style-name="P2"/>
      <text:list xml:id="list4269482094148714480" text:style-name="L1">
        <text:list-item>
          <text:p text:style-name="P1">Global Localization</text:p>
          <text:list>
            <text:list-item>
              <text:p text:style-name="P1">spawn particles on whole map size</text:p>
              <text:list>
                <text:list-item>
                  <text:p text:style-name="P1">particle representation</text:p>
                </text:list-item>
                <text:list-item>
                  <text:p text:style-name="P1">map size</text:p>
                </text:list-item>
                <text:list-item>
                  <text:p text:style-name="P1">spawn at random place in map boundaries</text:p>
                </text:list-item>
              </text:list>
            </text:list-item>
            <text:list-item>
              <text:p text:style-name="P1">importance weighting</text:p>
              <text:list>
                <text:list-item>
                  <text:p text:style-name="P1">incorporate measurement</text:p>
                </text:list-item>
                <text:list-item>
                  <text:p text:style-name="P1">weight particles</text:p>
                </text:list-item>
              </text:list>
            </text:list-item>
            <text:list-item>
              <text:p text:style-name="P1">resampling</text:p>
              <text:list>
                <text:list-item>
                  <text:p text:style-name="P1">draw particle with replace</text:p>
                </text:list-item>
              </text:list>
            </text:list-item>
            <text:list-item>
              <text:p text:style-name="P1">easy odometry model</text:p>
              <text:list>
                <text:list-item>
                  <text:p text:style-name="P1">incorporate odometry model</text:p>
                </text:list-item>
                <text:list-item>
                  <text:p text:style-name="P3">move particles dt * v</text:p>
                </text:list-item>
              </text:list>
            </text:list-item>
          </text:list>
        </text:list-item>
        <text:list-item>
          <text:p text:style-name="P1">Relocalization</text:p>
          <text:list>
            <text:list-item>
              <text:p text:style-name="P1">spawn particles based on measurements</text:p>
              <text:list>
                <text:list-item>
                  <text:p text:style-name="P3">sample from gaussian (vgl. amcl)</text:p>
                </text:list-item>
                <text:list-item>
                  <text:p text:style-name="P3">add particles or rearrange</text:p>
                </text:list-item>
              </text:list>
            </text:list-item>
          </text:list>
        </text:list-item>
        <text:list-item>
          <text:p text:style-name="P1">additional</text:p>
          <text:list>
            <text:list-item>
              <text:p text:style-name="P1">complex odometry model </text:p>
              <text:list>
                <text:list-item>
                  <text:p text:style-name="P3">vgl. probablistic robotics</text:p>
                </text:list-item>
              </text:list>
            </text:list-item>
            <text:list-item>
              <text:p text:style-name="P1">spawn particles on free map positions (include map information)</text:p>
              <text:list>
                <text:list-item>
                  <text:p text:style-name="P3">add map information before resampling</text:p>
                </text:list-item>
              </text:list>
            </text:list-item>
            <text:list-item>
              <text:p text:style-name="P1">take 2D Pose Estimate as Argument</text:p>
              <text:list>
                <text:list-item>
                  <text:p text:style-name="P3">again sample from gaussian (vgl. amcl)</text:p>
                </text:list-item>
              </text:list>
            </text:list-item>
            <text:list-item>
              <text:p text:style-name="P1">random particle spaw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08:27:26.403049901</meta:creation-date>
    <dc:date>2015-11-11T08:48:24.274252814</dc:date>
    <meta:editing-duration>PT5M4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19" meta:character-count="694" meta:non-whitespace-character-count="625"/>
  </office:meta>
</office:document-meta>
</file>